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style:font-name="Verdana2" fo:language="ru" fo:country="RU" officeooo:rsid="001cdbf1" officeooo:paragraph-rsid="001cdbf1" fo:background-color="#ddddd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style:text-position="0% 100%" style:font-name="Verdana2" fo:language="ru" fo:country="RU" style:text-underline-style="none" fo:font-weight="normal" officeooo:rsid="0007e8be" officeooo:paragraph-rsid="001cdbf1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/>
      <style:text-properties fo:color="#666666" style:text-position="0% 100%" style:font-name="Verdana2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officeooo:paragraph-rsid="001a9f30"/>
    </style:style>
    <style:style style:name="P5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officeooo:rsid="001a9f30" officeooo:paragraph-rsid="001a9f30"/>
    </style:style>
    <style:style style:name="P6" style:family="paragraph" style:parent-style-name="Standard">
      <style:paragraph-properties fo:margin-left="0cm" fo:margin-right="0cm" fo:text-indent="0cm" style:auto-text-indent="false" style:writing-mode="page"/>
      <style:text-properties fo:language="ru" fo:country="RU" officeooo:rsid="000d3299" officeooo:paragraph-rsid="000d3299"/>
    </style:style>
    <style:style style:name="P7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1a9f30" officeooo:paragraph-rsid="001a9f30"/>
    </style:style>
    <style:style style:name="P8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16798" officeooo:paragraph-rsid="00216798" fo:background-color="transparent"/>
    </style:style>
    <style:style style:name="P9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07b9" officeooo:paragraph-rsid="002407b9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6d1b" officeooo:paragraph-rsid="00246d1b" fo:background-color="transparent"/>
    </style:style>
    <style:style style:name="P11" style:family="paragraph" style:parent-style-name="Standard">
      <style:paragraph-properties fo:margin-left="0cm" fo:margin-right="0cm" fo:text-indent="0cm" style:auto-text-indent="false" style:writing-mode="page"/>
      <style:text-properties fo:color="#87d1d1" fo:language="ru" fo:country="RU" officeooo:rsid="001f6ca3" officeooo:paragraph-rsid="00216798"/>
    </style:style>
    <style:style style:name="P12" style:family="paragraph" style:parent-style-name="Standard">
      <style:paragraph-properties fo:margin-left="0cm" fo:margin-right="0cm" fo:text-indent="0cm" style:auto-text-indent="false" style:writing-mode="page">
        <style:tab-stops/>
      </style:paragraph-properties>
      <style:text-properties fo:color="#87d1d1" fo:language="ru" fo:country="RU" officeooo:rsid="00216798" officeooo:paragraph-rsid="00216798" fo:background-color="transparent"/>
    </style:style>
    <style:style style:name="P13" style:family="paragraph" style:parent-style-name="Standard">
      <style:paragraph-properties fo:margin-left="0cm" fo:margin-right="0cm" fo:text-indent="0cm" style:auto-text-indent="false" style:writing-mode="page"/>
      <style:text-properties fo:color="#87d1d1" fo:language="ru" fo:country="RU" officeooo:rsid="00216798" officeooo:paragraph-rsid="00216798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color="#87d1d1" fo:language="ru" fo:country="RU" officeooo:rsid="00216798" officeooo:paragraph-rsid="00216798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color="#87d1d1" fo:language="ru" fo:country="RU" officeooo:rsid="003113ec" officeooo:paragraph-rsid="003113ec" fo:background-color="transparent"/>
    </style:style>
    <style:style style:name="P16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en" fo:country="US" officeooo:rsid="0033c7fa" officeooo:paragraph-rsid="0033c7fa" fo:background-color="transparent"/>
    </style:style>
    <style:style style:name="P17" style:family="paragraph" style:parent-style-name="заголовок_20_раздела">
      <style:paragraph-properties fo:margin-left="0cm" fo:margin-right="0cm" fo:text-indent="0cm" style:auto-text-indent="false" style:writing-mode="page">
        <style:tab-stops>
          <style:tab-stop style:position="0cm"/>
        </style:tab-stops>
      </style:paragraph-properties>
      <style:text-properties fo:language="ru" fo:country="RU" officeooo:rsid="00246d1b" officeooo:paragraph-rsid="00246d1b" fo:background-color="transparent"/>
    </style:style>
    <style:style style:name="P18" style:family="paragraph" style:parent-style-name="заголовок_20_раздела">
      <style:paragraph-properties fo:margin-left="0cm" fo:margin-right="0cm" fo:text-indent="0cm" style:auto-text-indent="false" style:writing-mode="page"/>
      <style:text-properties fo:language="ru" fo:country="RU" officeooo:rsid="0032e07c" officeooo:paragraph-rsid="0032e07c"/>
    </style:style>
    <style:style style:name="T1" style:family="text">
      <style:text-properties fo:color="#666666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6666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text-position="0% 100%" fo:font-style="normal" style:text-underline-style="none" fo:font-weight="normal" officeooo:rsid="001412b7" style:font-style-asian="normal" style:font-weight-asian="normal" style:font-style-complex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9f30"/>
    </style:style>
    <style:style style:name="T6" style:family="text">
      <style:text-properties fo:language="ru" fo:country="RU" officeooo:rsid="001c31b6"/>
    </style:style>
    <style:style style:name="T7" style:family="text">
      <style:text-properties fo:language="ru" fo:country="RU" officeooo:rsid="001c31b6" fo:background-color="#dddddd" loext:char-shading-value="0"/>
    </style:style>
    <style:style style:name="T8" style:family="text">
      <style:text-properties fo:language="ru" fo:country="RU" officeooo:rsid="001f4bc9" fo:background-color="#dddddd" loext:char-shading-value="0"/>
    </style:style>
    <style:style style:name="T9" style:family="text">
      <style:text-properties fo:color="#95231f" fo:language="ru" fo:country="RU" officeooo:rsid="001c31b6"/>
    </style:style>
    <style:style style:name="T10" style:family="text">
      <style:text-properties fo:color="#95231f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officeooo:rsid="001a9f30"/>
    </style:style>
    <style:style style:name="T12" style:family="text">
      <style:text-properties fo:background-color="#dddddd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16798" fo:background-color="transparent" loext:char-shading-value="0"/>
    </style:style>
    <style:style style:name="T15" style:family="text">
      <style:text-properties officeooo:rsid="0027adb6"/>
    </style:style>
    <style:style style:name="T16" style:family="text">
      <style:text-properties officeooo:rsid="002846a1"/>
    </style:style>
    <style:style style:name="T17" style:family="text">
      <style:text-properties officeooo:rsid="002a26d4"/>
    </style:style>
    <style:style style:name="T18" style:family="text">
      <style:text-properties officeooo:rsid="002abe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абота в общих чертах</text:p>
      <text:p text:style-name="P2">Сокращения: </text:p>
      <text:p text:style-name="P1"><text:span text:style-name="T3">с</text:span><text:span text:style-name="T2">ерый цвет</text:span><text:span text:style-name="T1"> — отдельные понятия/объекты.</text:span></text:p>
      <text:p text:style-name="P1"><text:span text:style-name="T10">красноватый текст</text:span><text:span text:style-name="T1"> — действие, требующие объяснения.</text:span></text:p>
      <text:p text:style-name="P3"/>
      <text:p text:style-name="P4">1. <text:span text:style-name="T5">в фоне </text:span><text:a xlink:type="simple" xlink:href="../фоновое%20создание%20алгоритмов.odt" text:style-name="Internet_20_link" text:visited-style-name="Visited_20_Internet_20_Link">создаются алгоритмы</text:a><text:span text:style-name="T5">, </text:span><text:span text:style-name="T11">одновременно со срочной обработкой текущих входных сигналов</text:span><text:span text:style-name="T5">.</text:span></text:p>
      <text:p text:style-name="P7"/>
      <text:p text:style-name="P5"><text:span text:style-name="T5">2</text:span><text:span text:style-name="T4">. </text:span><text:span text:style-name="T7">внешние_входные_сигналы</text:span><text:span text:style-name="T6"> принимаются и </text:span><text:span text:style-name="T9">встраиваются</text:span><text:span text:style-name="T6"> в </text:span><text:span text:style-name="T8">реально </text:span><text:span text:style-name="T7">достраивающиеся в данный момент фигуры</text:span></text:p>
      <text:p text:style-name="P6"/>
      <text:p text:style-name="P11"><text:span text:style-name="T15">но </text:span>есть <text:span text:style-name="T16">и </text:span><text:span text:style-name="T12">внутренние_входные_сигналы</text:span><text:span text:style-name="T13"> </text:span><text:span text:style-name="T14">(</text:span></text:p>
      <text:p text:style-name="P12"><text:tab/>берутся из подфигур в соответствии с алгоритмом</text:p>
      <text:p text:style-name="P13">)</text:p>
      <text:p text:style-name="P11">и <text:span text:style-name="T12">вымышленно достраивающиеся фигуры</text:span><text:span text:style-name="T13"> </text:span><text:span text:style-name="T14">(</text:span></text:p>
      <text:p text:style-name="P14"><text:tab/>достраиваются для выполнения или поиска алгоритма</text:p>
      <text:p text:style-name="P14">)</text:p>
      <text:p text:style-name="P15"/>
      <text:p text:style-name="P8"/>
      <text:p text:style-name="P9">3.</text:p>
      <text:p text:style-name="P9"/>
      <text:p text:style-name="P17">Нерешённые проблемы (пробелы)</text:p>
      <text:p text:style-name="P10">1. как создаются (отыскиваются) алгоритмы</text:p>
      <text:p text:style-name="P10"><text:span text:style-name="T18">(</text:span>для достраивания известной фигуры кусками других подфигур<text:span text:style-name="T18">)</text:span>?</text:p>
      <text:p text:style-name="P16"/>
      <text:p text:style-name="P16">1.1 </text:p>
      <text:p text:style-name="P10"/>
      <text:p text:style-name="P10"/>
      <text:p text:style-name="P10"/>
      <text:p text:style-name="P10">2. <text:span text:style-name="T17">как рассчитывается похожесть Группы_сигналов на другую фигуру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4.565cm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5.4.2.2$Windows_X86_64 LibreOffice_project/22b09f6418e8c2d508a9eaf86b2399209b0990f4</meta:generator>
    <dc:date>2018-04-22T16:20:12.427000000</dc:date>
    <meta:editing-duration>P7DT12H23M20S</meta:editing-duration>
    <meta:editing-cycles>39</meta:editing-cycles>
    <meta:document-statistic meta:table-count="0" meta:image-count="0" meta:object-count="0" meta:page-count="1" meta:paragraph-count="18" meta:word-count="88" meta:character-count="692" meta:non-whitespace-character-count="616"/>
  </office:meta>
</office:document-meta>
</file>